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8"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178.5pt" style:use-optimal-row-height="true" fo:break-before="auto"/>
    </style:style>
    <style:style style:name="ro17" style:family="table-row">
      <style:table-row-properties style:row-height="204pt" style:use-optimal-row-height="true" fo:break-before="auto"/>
    </style:style>
    <style:style style:name="ro18" style:family="table-row">
      <style:table-row-properties style:row-height="165.75pt" style:use-optimal-row-height="true" fo:break-before="auto"/>
    </style:style>
    <style:style style:name="ro19" style:family="table-row">
      <style:table-row-properties style:row-height="153pt" style:use-optimal-row-height="true" fo:break-before="auto"/>
    </style:style>
    <style:style style:name="ro20" style:family="table-row">
      <style:table-row-properties style:row-height="76.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42">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68">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68">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7">
            <table:table-cell table:style-name="ce51"/>
            <table:covered-table-cell/>
            <table:table-cell office:value-type="string" table:style-name="ce53">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3 cases where ASQ {&lt;, =, &gt;} ACQ. Submit ((ASQ.size + ACQ.size) - 2) cmds into ASQ, ring the doorbell for each cmd, but never reap from the ACQ. This condition should remain full for some reasonable amount of time.</text:p>
            </table:table-cell>
            <table:table-cell table:style-name="ce28"/>
            <table:table-cell table:number-columns-repeated="16377" table:style-name="ce1"/>
          </table:table-row>
          <table:table-row table:style-name="ro7">
            <table:table-cell table:style-name="ce51"/>
            <table:covered-table-cell/>
            <table:table-cell office:value-type="string" table:style-name="ce53">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Create 3 cases where IOSQ {&lt;, =, &gt;} IOCQ. Submit ((IOSQ.size + IOCQ.size) - 2) cmds into IOSQ, ring the doorbell for each cmd, but never reap from the IOCQ. This condition should remain full for some reasonable amount of time.</text:p>
            </table:table-cell>
            <table:table-cell table:style-name="ce28"/>
            <table:table-cell table:number-columns-repeated="16377" table:style-name="ce1"/>
          </table:table-row>
          <table:table-row table:style-name="ro15">
            <table:table-cell table:style-name="ce51"/>
            <table:covered-table-cell/>
            <table:table-cell office:value-type="string" table:style-name="ce53">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Dele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3">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1"/>
            <table:covered-table-cell/>
            <table:table-cell office:value-type="string" table:style-name="ce53">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3"/>
            <table:covered-table-cell/>
            <table:table-cell office:value-type="string" table:style-name="ce53">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2">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42">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3">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3">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Search for 1 of the following namspcs to run test. Find 1st bare namspc, or find 1st meta namspc, or find 1st E2E namspc. Issue identical write cmds at LBA 0, sending 1 block with approp meta/E2E requirements if ne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6">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7">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20">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0">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8">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8">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2">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20">
          <table:table-cell office:value-type="string" table:style-name="ce39">
            <text:p>GrpNVMReadCmd</text:p>
          </table:table-cell>
          <table:table-cell office:value-type="string" table:number-columns-spanned="1" table:number-rows-spanned="15"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20">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20">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20">
            <table:table-cell table:style-name="ce43"/>
            <table:covered-table-cell/>
            <table:table-cell office:value-type="string" table:style-name="ce53">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Search for 1 of the following namspcs to run test. Find 1st bare namspc, or find 1st meta namspc, or find 1st E2E namspc. Issue identical read cmds at LBA 0, requesting 1 block with approp meta/E2E requirements if necessary, where read executes the ALGO listed below; each cmd should expect failu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20">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20">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6">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0">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20">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20">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20">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20">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12">
            <table:table-cell table:style-name="ce43"/>
            <table:covered-table-cell/>
            <table:table-cell office:value-type="string" table:style-name="ce14">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Search for 1 of the following namspcs to run test. Find 1st bare namspc, or find 1st meta namspc, or find 1st E2E namspc. Issue identical compare cmds at LBA 0, sending 1 block with approp meta/E2E requirements if ne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6">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7">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0">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2">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2">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3">
            <text:p>InvalidMSIXIRQ_r10b</text:p>
          </table:table-cell>
          <table:table-cell office:value-type="string" table:style-name="ce44">
            <text:p>revision 1.0b, section 4,7</text:p>
          </table:table-cell>
          <table:table-cell office:value-type="string" table:content-validation-name="val1" table:style-name="ce46">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53">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3"/>
            <table:covered-table-cell/>
            <table:table-cell office:value-type="string" table:style-name="ce53">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table-cell table:style-name="ce43"/>
            <table:covered-table-cell/>
            <table:table-cell office:value-type="string" table:style-name="ce53">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53">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19">
            <table:table-cell table:style-name="ce43"/>
            <table:covered-table-cell/>
            <table:table-cell office:value-type="string" table:style-name="ce53">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2">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8"/>
            <table:table-cell table:number-columns-repeated="16377" table:style-name="ce1"/>
          </table:table-row>
          <table:table-row table:style-name="ro20">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05T20:34:51Z</dc:date>
    <meta:print-date>2012-02-10T16:57:31Z</meta:print-date>
  </office:meta>
</office:document-meta>
</file>